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weight="bold" loext:padding="0cm" loext:border="none"/>
    </style:style>
    <style:style style:name="P2" style:family="paragraph" style:parent-style-name="Heading_20_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weight="bold" loext:padding="0cm" loext:border="none"/>
    </style:style>
    <style:style style:name="P3" style:family="paragraph" style:parent-style-name="Heading_20_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weight="bold" loext:padding="0cm" loext:border="none"/>
    </style:style>
    <style:style style:name="P4" style:family="paragraph" style:parent-style-name="Heading_20_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weight="bold" loext:padding="0cm" loext:border="none"/>
    </style:style>
    <style:style style:name="P5" style:family="paragraph" style:parent-style-name="Heading_20_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weight="bold" loext:padding="0cm" loext:border="none"/>
    </style:style>
    <style:style style:name="P6" style:family="paragraph" style:parent-style-name="Heading_20_3">
      <style:paragraph-properties fo:margin-left="0cm" fo:margin-right="0cm" fo:margin-top="0cm" fo:margin-bottom="0cm" style:contextual-spacing="false" fo:line-height="114%" fo:orphans="2" fo:widows="2" fo:text-indent="0cm" style:auto-text-indent="false" fo:padding="0cm" fo:border="none"/>
      <style:text-properties fo:color="#1f1f1f" loext:opacity="100%" style:font-name="Google Sans Text" fo:font-weight="bold" loext:padding="0cm" loext:border="none"/>
    </style:style>
    <style:style style:name="P7" style:family="paragraph" style:parent-style-name="Quotations" style:master-page-name="">
      <style:paragraph-properties fo:margin-left="2.058cm" fo:margin-right="2.058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8" style:family="paragraph" style:parent-style-name="Quotations" style:master-page-name="">
      <style:paragraph-properties fo:margin-left="2.058cm" fo:margin-right="2.058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9" style:family="paragraph" style:parent-style-name="Quotations"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0"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1"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2"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3"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4"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5"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6"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7"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8"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9"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0"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3"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4" style:family="paragraph" style:parent-style-name="Text_20_body">
      <style:paragraph-properties fo:margin-left="0cm" fo:margin-right="0cm" fo:margin-top="0cm" fo:margin-bottom="0cm" style:contextual-spacing="false" fo:line-height="114%" fo:orphans="2" fo:widows="2" fo:text-indent="0cm" style:auto-text-indent="false" fo:padding="0cm" fo:border="none"/>
      <style:text-properties fo:color="#1f1f1f" loext:opacity="100%" style:font-name="Google Sans Text"/>
    </style:style>
    <style:style style:name="P25"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weight="bold" loext:padding="0cm" loext:border="none"/>
    </style:style>
    <style:style style:name="T1" style:family="text">
      <style:text-properties fo:font-weight="bold" loext:padding="0cm" loext:border="none"/>
    </style:style>
    <style:style style:name="T2" style:family="text">
      <style:text-properties fo:font-style="italic" fo:font-weight="bold" loext:padding="0cm" loext:border="none"/>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sta é uma releitura focada na libertação, no amor obsessivo e na reviravolta do destino, onde o que parecia uma tragédia era, na verdade, um plano desesperado de resgate.</text:p>
      <text:section text:style-name="Sect1" text:name="model-response-message-contentr_ec02ae17b08a7b8e">
        <text:p text:style-name="Horizontal_20_Line"/>
        <text:h text:style-name="P1" text:outline-level="2">A Última Cartada: O Resgate do Amor</text:h>
        <text:h text:style-name="P2" text:outline-level="3"/>
        <text:h text:style-name="P6" text:outline-level="3">O Jogo da Libertação</text:h>
        <text:p text:style-name="P21"/>
        <text:p text:style-name="P24">Para Júlia, o casamento com Arthur não era uma prisão de grades, mas de ácido. Anos de humilhações silenciosas, desprezo e frieza corroeram sua alma. Arthur a via não como esposa, mas como uma posse depreciada. Naquela noite, em um cassino clandestino luxuoso em Mônaco, Arthur, consumido pelo vício e acreditando que seu poder era infinito, cometeu o impensável. Sem fichas e afogado em dívidas com a banca, ele lançou seu último recurso sobre a mesa de veludo: <text:span text:style-name="T1">a posse e o destino de sua esposa.</text:span></text:p>
        <text:p text:style-name="P21">Do outro lado da mesa, com um sorriso enigmático e olhos que pareciam ler a alma de Júlia, estava <text:span text:style-name="T1">Caleb Vancort</text:span>, um magnata conhecido por sua audácia. Caleb aceitou a aposta sem hesitar. Quando as cartas foram reveladas, o salão ficou em silêncio. Arthur havia perdido.</text:p>
        <text:p text:style-name="P21">Arthur, pálido, olhou para Júlia esperando gritos e lágrimas. Mas, para o choque de todos, <text:span text:style-name="T1">Júlia sorriu.</text:span> Um sorriso radiante, de pura euforia. Ela se levantou, caminhou até Caleb e, sem olhar para trás, estendeu a mão para o homem que a "ganhara".</text:p>
        <text:p text:style-name="P7">"Finalmente", sussurrou ela, com uma voz que não carregava medo, mas uma libertação selvagem. "Leve-me."</text:p>
        <text:p text:style-name="Horizontal_20_Line"/>
        <text:h text:style-name="P2" text:outline-level="3">A Fortaleza de Vidro e a Paixão Avassaladora</text:h>
        <text:p text:style-name="P10">Caleb a levou para sua isolada mansão na Riviera. O que se seguiu não foi uma relação de mestre e escrava, mas uma explosão de paixão acumulada. Caleb a tratava com uma adoração que ela nunca conhecera. Ele não a tocou até que ela o pedisse, e quando o fizeram, foi com uma intensidade que parecia queimar o passado.</text:p>
        <text:p text:style-name="P10">Júlia estava radiante. Ela se apaixonou perdidamente por Caleb — sua inteligência, seu cuidado silencioso, a forma como ele parecia prever seus desejos. Eles passavam dias na praia privada e noites conversando sob o luar. Ela estava vivendo o sonho que nunca ousou sonhar.</text:p>
        <text:p text:style-name="Horizontal_20_Line"><text:soft-page-break/></text:p>
        <text:h text:style-name="P2" text:outline-level="3">A Terrível Descoberta e a Verdade Escondida</text:h>
        <text:p text:style-name="P10">A felicidade, porém, foi interrompida por uma descoberta acidental. Enquanto Caleb estava em uma videoconferência confidencial, Júlia encontrou documentos em seu cofre entreaberto. Não eram registros de lucros, mas avisos de despejo, execuções fiscais, ordens de apreensão de bens e cartas de credores perigosos.</text:p>
        <text:p text:style-name="P25">Caleb Vancort estava falido.</text:p>
        <text:p text:style-name="P10">Ele não era o magnata todo-poderoso que aparentava. Tudo o que ela estava vivendo — a mansão, o conforto, a segurança — era uma farsa. Ele estava devendo milhões e a banca do cassino já o estava procurando.</text:p>
        <text:p text:style-name="P10">Quando Caleb retornou ao quarto, esperando encontrar o sorriso dela, ele a encontrou chorando, segurando os documentos. "Por que, Caleb? Por que mentiu? Você me usou para fugir da sua falência?".</text:p>
        <text:p text:style-name="P10">Caleb, com lágrimas nos olhos, caiu de joelhos diante dela.</text:p>
        <text:p text:style-name="P9">"Não, Júlia. Eu não quebrei e depois te ganhei. <text:span text:style-name="T1">Eu quebrei </text:span><text:span text:style-name="T2">para</text:span><text:span text:style-name="T1"> te ganhar.</text:span>"</text:p>
        <text:p text:style-name="P10">Caleb confessou que a amava desde a adolescência, quando eram vizinhos e ele, pobre, a via ser prometida ao rico e cruel Arthur. Ele passou anos construindo seu império com um único objetivo: ser poderoso o suficiente para tirá-la de Arthur. Mas Arthur nunca aceitaria dinheiro por ela. Arthur só cederia em seu próprio jogo.</text:p>
        <text:p text:style-name="P10">Caleb vinha monitorando o vício de Arthur e sabia que aquela noite em Mônaco seria a cartada final. Ele apostou tudo o que construiu — suas empresas, suas propriedades, sua liquidez — para forçar Arthur a colocar Júlia na mesa. Ele jogou sua vida inteira naquela última mão, sabendo que, se perdesse, estaria morto. Mas ele ganhou. E a farsa da riqueza era apenas para que ela se sentisse segura e amada nos poucos dias que lhe restavam.</text:p>
        <text:p text:style-name="Horizontal_20_Line"/>
        <text:h text:style-name="P2" text:outline-level="3">O Novo Amanhecer e o Amor Que Vence</text:h>
        <text:p text:style-name="P10">Júlia olhou para o homem de joelhos, que havia destruído sua própria vida por um amor obsessivo e altruísta. O medo da pobreza desapareceu, substituído por uma adoração profunda e inabalável.</text:p>
        <text:p text:style-name="P7">"Arthur me perdeu por arrogância", disse ela, levantando-o. "Você me ganhou por amor. E eu prefiro ser pobre com o homem que apostou o mundo por mim, do que rica com o monstro que me via como uma mercadoria."</text:p>
        <text:p text:style-name="P10"><text:soft-page-break/>Eles deixaram a mansão naquela mesma noite, antes que os credores chegassem. Arthur acabou esquecido em suas próprias dívidas morais, enquanto Júlia e Caleb recomeçaram do zero em uma pequena cidade. Caleb não tinha mais um império de negócios, mas tinha o amor de sua vida, o que, para ele, era o maior prêmio que já havia ganhado.</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08:34:34.310109281</meta:creation-date>
    <dc:date>2026-03-23T08:39:52.620893965</dc:date>
    <meta:editing-duration>PT5M19S</meta:editing-duration>
    <meta:editing-cycles>1</meta:editing-cycles>
    <meta:document-statistic meta:table-count="0" meta:image-count="0" meta:object-count="0" meta:page-count="3" meta:paragraph-count="23" meta:word-count="753" meta:character-count="4421" meta:non-whitespace-character-count="3686"/>
    <meta:generator>LibreOffice/24.2.7.2$Linux_X86_64 LibreOffice_project/420$Build-2</meta:generator>
  </office:meta>
</office:document-meta>
</file>